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helvetica neue" svg:font-family="'helvetica neue', Helvetica, Arial, sans-serif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1ee5e7" officeooo:paragraph-rsid="001ee5e7" style:font-size-asian="13pt" style:font-size-complex="13pt"/>
    </style:style>
    <style:style style:name="P2" style:family="paragraph" style:parent-style-name="Standard">
      <style:text-properties style:font-name="Arial" fo:font-size="13pt" officeooo:rsid="001f09df" officeooo:paragraph-rsid="001f09df" style:font-size-asian="13pt" style:font-size-complex="13pt"/>
    </style:style>
    <style:style style:name="P3" style:family="paragraph" style:parent-style-name="Standard">
      <style:text-properties style:font-name="Arial" fo:font-size="13pt" officeooo:rsid="001f1da4" officeooo:paragraph-rsid="001f1da4" style:font-size-asian="13pt" style:font-size-complex="13pt"/>
    </style:style>
    <style:style style:name="P4" style:family="paragraph" style:parent-style-name="Standard">
      <style:text-properties style:font-name="Arial" fo:font-size="13pt" officeooo:rsid="00209482" officeooo:paragraph-rsid="00209482" style:font-size-asian="13pt" style:font-size-complex="13pt"/>
    </style:style>
    <style:style style:name="P5" style:family="paragraph" style:parent-style-name="Standard">
      <style:text-properties style:font-name="Arial" fo:font-size="13pt" officeooo:rsid="0021cb43" officeooo:paragraph-rsid="0021cb43" style:font-size-asian="13pt" style:font-size-complex="13pt"/>
    </style:style>
    <style:style style:name="P6" style:family="paragraph" style:parent-style-name="Standard">
      <style:text-properties style:font-name="Arial" fo:font-size="13pt" officeooo:rsid="002360da" officeooo:paragraph-rsid="002360da" style:font-size-asian="13pt" style:font-size-complex="13pt"/>
    </style:style>
    <style:style style:name="P7" style:family="paragraph" style:parent-style-name="Standard">
      <style:text-properties style:font-name="Arial" fo:font-size="13pt" officeooo:rsid="002967de" officeooo:paragraph-rsid="002967de" style:font-size-asian="13pt" style:font-size-complex="13pt"/>
    </style:style>
    <style:style style:name="P8" style:family="paragraph" style:parent-style-name="Standard">
      <style:text-properties style:font-name="Arial" fo:font-size="13pt" officeooo:rsid="002967de" officeooo:paragraph-rsid="001f09df" style:font-size-asian="13pt" style:font-size-complex="13pt"/>
    </style:style>
    <style:style style:name="P9" style:family="paragraph" style:parent-style-name="Standard">
      <style:text-properties style:font-name="Arial" fo:font-size="13pt" officeooo:rsid="001f1da4" officeooo:paragraph-rsid="001f1da4" style:font-size-asian="13pt" style:font-size-complex="13pt"/>
    </style:style>
    <style:style style:name="P10" style:family="paragraph" style:parent-style-name="Standard">
      <style:text-properties style:font-name="Arial" fo:font-size="13pt" officeooo:rsid="0021cb43" officeooo:paragraph-rsid="0021cb43" style:font-size-asian="13pt" style:font-size-complex="13pt"/>
    </style:style>
    <style:style style:name="P11" style:family="paragraph" style:parent-style-name="Standard">
      <style:text-properties style:font-name="Arial" fo:font-size="13pt" officeooo:rsid="002bb930" officeooo:paragraph-rsid="002bb930" style:font-size-asian="13pt" style:font-size-complex="13pt"/>
    </style:style>
    <style:style style:name="P12" style:family="paragraph" style:parent-style-name="Standard">
      <style:text-properties style:font-name="Arial" fo:font-size="13pt" officeooo:rsid="002cbe1e" officeooo:paragraph-rsid="002cbe1e" style:font-size-asian="13pt" style:font-size-complex="13pt"/>
    </style:style>
    <style:style style:name="P13" style:family="paragraph" style:parent-style-name="Standard">
      <style:text-properties style:font-name="Arial" fo:font-size="13pt" officeooo:rsid="002d0cf3" officeooo:paragraph-rsid="002d0cf3" style:font-size-asian="13pt" style:font-size-complex="13pt"/>
    </style:style>
    <style:style style:name="P14" style:family="paragraph" style:parent-style-name="Standard">
      <style:text-properties style:font-name="Arial" fo:font-size="13pt" officeooo:rsid="002d0cf3" officeooo:paragraph-rsid="0021cb43" style:font-size-asian="13pt" style:font-size-complex="13pt"/>
    </style:style>
    <style:style style:name="P15" style:family="paragraph" style:parent-style-name="Standard">
      <style:text-properties style:font-name="Arial" fo:font-size="13pt" officeooo:rsid="002efd2f" officeooo:paragraph-rsid="002efd2f" style:font-size-asian="13pt" style:font-size-complex="13pt"/>
    </style:style>
    <style:style style:name="P16" style:family="paragraph" style:parent-style-name="Standard">
      <style:text-properties style:font-name="Arial" fo:font-size="13pt" officeooo:rsid="002fccda" officeooo:paragraph-rsid="002fccda" style:font-size-asian="13pt" style:font-size-complex="13pt"/>
    </style:style>
    <style:style style:name="P17" style:family="paragraph" style:parent-style-name="Standard">
      <style:text-properties style:font-name="Arial" fo:font-size="13pt" officeooo:rsid="0030ea6b" officeooo:paragraph-rsid="0030ea6b" style:font-size-asian="13pt" style:font-size-complex="13pt"/>
    </style:style>
    <style:style style:name="P18" style:family="paragraph" style:parent-style-name="Standard">
      <style:text-properties style:font-name="Arial" fo:font-size="13pt" officeooo:rsid="001ee5e7" officeooo:paragraph-rsid="001ee5e7" style:font-size-asian="13pt" style:font-size-complex="13pt"/>
    </style:style>
    <style:style style:name="P19" style:family="paragraph" style:parent-style-name="Standard">
      <style:text-properties officeooo:paragraph-rsid="002d0cf3"/>
    </style:style>
    <style:style style:name="T1" style:family="text">
      <style:text-properties officeooo:rsid="001f1da4"/>
    </style:style>
    <style:style style:name="T2" style:family="text">
      <style:text-properties fo:color="#ce181e"/>
    </style:style>
    <style:style style:name="T3" style:family="text">
      <style:text-properties fo:color="#ce181e" officeooo:rsid="00209482"/>
    </style:style>
    <style:style style:name="T4" style:family="text">
      <style:text-properties fo:color="#ce181e" officeooo:rsid="002a4a13"/>
    </style:style>
    <style:style style:name="T5" style:family="text">
      <style:text-properties fo:color="#ce181e" officeooo:rsid="002a9846"/>
    </style:style>
    <style:style style:name="T6" style:family="text">
      <style:text-properties officeooo:rsid="002a4a13"/>
    </style:style>
    <style:style style:name="T7" style:family="text">
      <style:text-properties officeooo:rsid="002a9846"/>
    </style:style>
    <style:style style:name="T8" style:family="text">
      <style:text-properties officeooo:rsid="002bb930"/>
    </style:style>
    <style:style style:name="T9" style:family="text">
      <style:text-properties officeooo:rsid="002cbe1e"/>
    </style:style>
    <style:style style:name="T10" style:family="text">
      <style:text-properties fo:color="#ed1c24"/>
    </style:style>
    <style:style style:name="T11" style:family="text">
      <style:text-properties fo:color="#ef413d"/>
    </style:style>
    <style:style style:name="T12" style:family="text">
      <style:text-properties officeooo:rsid="002d0cf3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variant="normal" fo:text-transform="none" fo:color="#000000" fo:letter-spacing="normal" fo:font-style="normal" officeooo:rsid="002efd2f"/>
    </style:style>
    <style:style style:name="T15" style:family="text">
      <style:text-properties fo:font-variant="normal" fo:text-transform="none" fo:color="#000000" fo:letter-spacing="normal" fo:font-style="normal" officeooo:rsid="0030ea6b"/>
    </style:style>
    <style:style style:name="T16" style:family="text">
      <style:text-properties fo:font-variant="normal" fo:text-transform="none" fo:color="#000000" fo:letter-spacing="normal" fo:font-style="normal" officeooo:rsid="0033308a"/>
    </style:style>
    <style:style style:name="T17" style:family="text">
      <style:text-properties fo:font-variant="normal" fo:text-transform="none" fo:color="#000000" style:font-name="Arial" fo:font-size="13pt" fo:letter-spacing="normal" fo:font-style="normal" officeooo:rsid="002d0cf3" style:font-size-asian="13pt" style:font-size-complex="13pt"/>
    </style:style>
    <style:style style:name="T18" style:family="text">
      <style:text-properties fo:font-variant="normal" fo:text-transform="none" fo:color="#ce181e" style:font-name="Arial" fo:font-size="13pt" fo:letter-spacing="normal" fo:font-style="normal" officeooo:rsid="002d0cf3" style:font-size-asian="13pt" style:font-size-complex="13pt"/>
    </style:style>
    <style:style style:name="T19" style:family="text">
      <style:text-properties fo:font-variant="normal" fo:text-transform="none" fo:color="#ce181e" fo:letter-spacing="normal" fo:font-style="normal"/>
    </style:style>
    <style:style style:name="T20" style:family="text">
      <style:text-properties fo:font-variant="normal" fo:text-transform="none" fo:color="#ce181e" fo:letter-spacing="normal" fo:font-style="normal" officeooo:rsid="002efd2f"/>
    </style:style>
    <style:style style:name="T21" style:family="text">
      <style:text-properties fo:font-variant="normal" fo:text-transform="none" fo:color="#00a65d" style:font-name="Arial" fo:font-size="13pt" fo:letter-spacing="normal" fo:font-style="normal" officeooo:rsid="002d0cf3" style:font-size-asian="13pt" style:font-size-complex="13pt"/>
    </style:style>
    <style:style style:name="T22" style:family="text">
      <style:text-properties fo:font-variant="normal" fo:text-transform="none" fo:color="#00a65d" fo:letter-spacing="normal" fo:font-style="normal"/>
    </style:style>
    <style:style style:name="T23" style:family="text">
      <style:text-properties fo:font-variant="normal" fo:text-transform="none" fo:color="#00a65d" fo:letter-spacing="normal" fo:font-style="normal" officeooo:rsid="002efd2f"/>
    </style:style>
    <style:style style:name="T24" style:family="text">
      <style:text-properties style:font-name="Arial" fo:font-size="13pt" officeooo:rsid="002d0cf3" style:font-size-asian="13pt" style:font-size-complex="13pt"/>
    </style:style>
    <style:style style:name="T25" style:family="text">
      <style:text-properties officeooo:rsid="00333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ing </text:p>
      <text:p text:style-name="P1"/>
      <text:p text:style-name="P1">right of the screen</text:p>
      <text:p text:style-name="P1"/>
      <text:p text:style-name="P7"/>
      <text:p text:style-name="P2">Hello I am <text:span text:style-name="T2">Stylianos</text:span> Nicoletti and today I am going to make you a presentation for <text:span text:style-name="T6">regarding my progress on</text:span> my Honours Project which is “Emojis Usange in Social Media by Demographics”, supervis<text:span text:style-name="T6">ed</text:span> <text:span text:style-name="T6">by</text:span> Professor Walid Magdy.</text:p>
      <text:p text:style-name="P8"/>
      <text:p text:style-name="P2">First of all am going to <text:span text:style-name="T4">remind</text:span> you a bit <text:span text:style-name="T2">about</text:span> my project:</text:p>
      <text:p text:style-name="P2">My project <text:span text:style-name="T7">involves</text:span> analyzing <text:s/>the usage of emojis across Tweeter. We need to know how emojis are used based on different groups.</text:p>
      <text:p text:style-name="P2">Groups involve gender(male or female), language, <text:span text:style-name="T1">country</text:span> or how popular is the poster in Social Media.</text:p>
      <text:p text:style-name="P3"/>
      <text:p text:style-name="P3">Text <text:span text:style-name="T3">mining</text:span> is getting a lot attention the last year<text:span text:style-name="T25">s</text:span> due to an exponential increase in digital text data.</text:p>
      <text:p text:style-name="P3">The use of emojis has become very popular because of latest platforms like Android and <text:span text:style-name="T7">iOS</text:span>.</text:p>
      <text:p text:style-name="P3">Capturing this data can help as find new trends, make recommendations or gather feedback about <text:s/>products or services.</text:p>
      <text:p text:style-name="P3"/>
      <text:p text:style-name="P4"><text:span text:style-name="T7">What I have</text:span><text:span text:style-name="T5"> done so far </text:span><text:span text:style-name="T7">was to gather millions of public tweets, captured the Emojis in them . Then I tried different way to predict in which group does the poster of the tweet belongs to <text:s/>and perform some statistical analysis on data captured.</text:span></text:p>
      <text:p text:style-name="P5">Proceeding I will show you <text:span text:style-name="T8">my attempt to predict age and gender of Twitter users.</text:span></text:p>
      <text:p text:style-name="P4"/>
      <text:p text:style-name="P11">I tried to<text:span text:style-name="T10"> </text:span><text:span text:style-name="T5">predict the age and gender</text:span> of each Tweet poster, using their profile pictures, since it was the only think provided to me regarding them. I have used open-CV trained classifier for detecting the face in their images, and from their I have used trained classifiers from <text:span text:style-name="T9">IMDB celebrities and Wikipedia face images </text:span>for Age and Gender estimation. </text:p>
      <text:p text:style-name="P11"/>
      <text:p text:style-name="P12">Here are<text:span text:style-name="T11"> </text:span><text:span text:style-name="T2">three random profile pictures </text:span>with classification results. As you can see my results were <text:span text:style-name="T25">not </text:span>good enough using 98% confidence level. <text:s/>For the first picture the guess was correct (Male, around 23 years old). For the second picture the guess was incorrect predicting (Female,around 19 years old), <text:span text:style-name="T25">not the case</text:span>. For the last image the classifier was not able to predict something since that is not a picture of a real person.</text:p>
      <text:p text:style-name="P5"/>
      <text:p text:style-name="P12">Thanks to <text:span text:style-name="T2">Alexander Robertson</text:span>, a research post graduate student, I gained more reliable annotated Tweeter Data, <text:span text:style-name="T12">from April to October 2018. The data included level of confidence of each group, together with reasoning why a photo is not valid to be classified.</text:span></text:p>
      <text:p text:style-name="P12"/>
      <text:p text:style-name="P13">Proceeding on I have made some<text:span text:style-name="T2"> statistical analysis </text:span>by Gender, Race, Location and a mixture of the three.</text:p>
      <text:p text:style-name="P12"/>
      <text:p text:style-name="P12"><text:soft-page-break/></text:p>
      <text:p text:style-name="P13">This is a result of<text:span text:style-name="T2"> top used emojis</text:span> during the last 7 months from all over the world.</text:p>
      <text:p text:style-name="P19"><text:span text:style-name="T24">This results show that the top used emoji was the </text:span><text:span text:style-name="T17"><text:s/></text:span><text:span text:style-name="T21">Face With Tears of Joy,</text:span><text:span text:style-name="T18"> </text:span><text:span text:style-name="T17">followed by the </text:span><text:span text:style-name="T21">Loudly Crying Face</text:span><text:span text:style-name="T18"> </text:span><text:span text:style-name="T17">and then the </text:span><text:span text:style-name="T21">Red Heart.</text:span><text:span text:style-name="T17"> </text:span></text:p>
      <text:p text:style-name="P13"/>
      <text:p text:style-name="P13">This is another example of my results on <text:span text:style-name="T2">percentage usage</text:span> of each emoji in New York City and in Johannesburg. Again we see the <text:span text:style-name="T22">Face With Tears of Joy,</text:span><text:span text:style-name="T13"> at first place for both locations.</text:span></text:p>
      <text:p text:style-name="P13"><text:span text:style-name="T13"/></text:p>
      <text:p text:style-name="P13"><text:span text:style-name="T13">Since for</text:span><text:span text:style-name="T19"> most personas </text:span><text:span text:style-name="T13">the top emojis were more or </text:span><text:span text:style-name="T19">less the same</text:span><text:span text:style-name="T13"> I tried to find distinct emojis used by each group. </text:span><text:span text:style-name="T14">This was done </text:span><text:span text:style-name="T13">by comparing the percentage usage of emojis by </text:span><text:span text:style-name="T14">each group. <text:s/>This result shows the top 15 </text:span><text:span text:style-name="T20">unique </text:span><text:span text:style-name="T14">emojis used by Male and Females in London. Discuss… </text:span><text:span text:style-name="T23">Smiling Face With Heart-Eyes.</text:span></text:p>
      <text:p text:style-name="P13"><text:span text:style-name="T13"/></text:p>
      <text:p text:style-name="P15"><text:span text:style-name="T13">I have also analyzed the distinct emojis used by </text:span><text:span text:style-name="T19">Race</text:span><text:span text:style-name="T13"> worldwide. This are the result for </text:span><text:span text:style-name="T19">whites</text:span><text:span text:style-name="T13"> and </text:span><text:span text:style-name="T19">blacks</text:span><text:span text:style-name="T13">. Discuss.. We can see that </text:span></text:p>
      <text:p text:style-name="P15"><text:span text:style-name="T13"/></text:p>
      <text:p text:style-name="P16"><text:span text:style-name="T13">This are the distinct emojis by </text:span><text:span text:style-name="T19">Other Ethnicities</text:span><text:span text:style-name="T13">, including Hispanic, and another bar chart for </text:span><text:span text:style-name="T15">distinct</text:span><text:span text:style-name="T13"> emojis by </text:span><text:span text:style-name="T19">Asians</text:span><text:span text:style-name="T13">. </text:span><text:span text:style-name="T22">Sparkles</text:span></text:p>
      <text:p text:style-name="P13"><text:span text:style-name="T13"/></text:p>
      <text:p text:style-name="P13"><text:span text:style-name="T13"/></text:p>
      <text:p text:style-name="P17"><text:span text:style-name="T13">My </text:span><text:span text:style-name="T19">plans</text:span><text:span text:style-name="T13"> for the</text:span><text:span text:style-name="T19"> following two months</text:span><text:span text:style-name="T13">, will be to identify if </text:span><text:span text:style-name="T16">different </text:span><text:span text:style-name="T13">emojis are used for specific topics. Make more analysis on a mixture of groups and find out distinct emoji usages.</text:span></text:p>
      <text:p text:style-name="P17"><text:span text:style-name="T13"/></text:p>
      <text:p text:style-name="P17"><text:span text:style-name="T13">For the</text:span><text:span text:style-name="T19"> next semester I</text:span><text:span text:style-name="T13"> am planning on creating an </text:span><text:span text:style-name="T19">Emoji recommendation Android App.</text:span><text:span text:style-name="T13"> This would be an app suggesting you emojis based on which group you belong to.</text:span></text:p>
      <text:p text:style-name="P17"><text:span text:style-name="T13"/></text:p>
      <text:p text:style-name="P17"><text:span text:style-name="T13">Thank you… Do you have any questions?</text:span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>- Haven’t researched into that, but I should have a look next time</text:span></text:p>
      <text:p text:style-name="P14"/>
      <text:p text:style-name="P14"/>
      <text:p text:style-name="P14"/>
      <text:p text:style-name="P14"/>
      <text:p text:style-name="P6"><text:s/></text:p>
      <text:p text:style-name="P4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helvetica neue" svg:font-family="'helvetica neue', Helvetica, Arial, sans-serif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top="0cm" fo:margin-bottom="0.4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top="0cm" fo:margin-bottom="0.3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top="0cm" fo:margin-bottom="0.199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1" style:display-name="Midnightblue1~LT~Gliederung 1" style:family="paragraph" style:default-outline-level="">
      <style:paragraph-properties fo:margin-top="0cm" fo:margin-bottom="0.30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top="0cm" fo:margin-bottom="0.4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top="0cm" fo:margin-bottom="0.3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top="0cm" fo:margin-bottom="0.199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top="0cm" fo:margin-bottom="0.30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top="0cm" fo:margin-bottom="0.4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top="0cm" fo:margin-bottom="0.3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top="0cm" fo:margin-bottom="0.199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top="0cm" fo:margin-bottom="0.101cm" loext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5:27:06.551371437</meta:creation-date>
    <dc:date>2018-11-26T00:10:55.012160507</dc:date>
    <meta:editing-duration>PT2H57M36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2" meta:paragraph-count="26" meta:word-count="661" meta:character-count="3758" meta:non-whitespace-character-count="3111"/>
  </office:meta>
</office:document-meta>
</file>